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1.905cm" svg:height="1.42cm" svg:x="1cm" svg:y="12.28cm">
          <draw:text-box>
            <text:p text:style-name="P1"><text:span text:style-name="T1">Knöpfe</text:span></text:p>
          </draw:text-box>
        </draw:frame>
        <draw:custom-shape draw:style-name="gr2" draw:text-style-name="P4" xml:id="id1" draw:id="id1" draw:layer="layout" svg:width="4.445cm" svg:height="3.175cm" svg:x="5.445cm" svg:y="8.62cm">
          <text:p text:style-name="P3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54cm" svg:height="1.27cm" svg:x="8.62cm" svg:y="7.35cm">
          <text:p text:style-name="P3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2" draw:text-style-name="P4" xml:id="id13" draw:id="id13" draw:layer="layout" svg:width="4.445cm" svg:height="3.175cm" svg:x="12.43cm" svg:y="8.62cm">
          <draw:glue-point draw:id="12" svg:x="-2cm" svg:y="4.469cm"/>
          <draw:glue-point draw:id="13" svg:x="1.907cm" svg:y="-4.538cm"/>
          <text:p text:style-name="P3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3" draw:text-style-name="P4" xml:id="id6" draw:id="id6" draw:layer="layout" svg:width="2.54cm" svg:height="1.27cm" svg:x="7.985cm" svg:y="18.73cm">
          <text:p text:style-name="P3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1.590401286735cm 5.49863164137308cm)" svg:viewBox="0 0 2008 1205" draw:points="0,602 201,1205 579,1089 1153,887 2008,602 1807,0">
          <text:p/>
        </draw:polyline>
        <draw:frame draw:style-name="gr7" draw:text-style-name="P4" xml:id="id18" draw:id="id18" draw:layer="layout" svg:width="3.175cm" svg:height="0.64cm" svg:x="10.615cm" svg:y="6.705cm">
          <draw:text-box>
            <text:p text:style-name="P3"><text:span text:style-name="T2">Statistikdaten</text:span></text:p>
          </draw:text-box>
        </draw:frame>
        <draw:frame draw:style-name="gr8" draw:text-style-name="P2" xml:id="id20" draw:id="id20" draw:layer="layout" svg:width="2.54cm" svg:height="1.27cm" svg:x="20.05cm" svg:y="1.77cm">
          <draw:text-box>
            <text:p text:style-name="P5"><text:span text:style-name="T1">Terminal</text:span></text:p>
          </draw:text-box>
        </draw:frame>
        <draw:connector draw:style-name="gr9" draw:text-style-name="P3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9" draw:text-style-name="P3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9" draw:text-style-name="P3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9" draw:text-style-name="P3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4" draw:text-style-name="P3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10" draw:text-style-name="P4" xml:id="id19" draw:id="id19" draw:layer="layout" svg:width="3.81cm" svg:height="2.54cm" svg:x="9.89cm" svg:y="1.635cm">
          <text:p text:style-name="P6">War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54cm" svg:height="1.27cm" svg:x="13.065cm" svg:y="18.78cm">
          <text:p text:style-name="P3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4.6114012867351cm 4.24863164137307cm)" svg:viewBox="0 0 2008 1205" draw:points="0,602 201,1205 1153,887 2008,602 1807,0">
          <text:p/>
        </draw:polyline>
        <draw:frame draw:style-name="gr11" draw:text-style-name="P4" xml:id="id44" draw:id="id44" draw:layer="layout" svg:width="3.81cm" svg:height="0.64cm" svg:x="13.7cm" svg:y="5.435cm">
          <draw:text-box>
            <text:p text:style-name="P3"><text:span text:style-name="T2">Betriebsparameter</text:span></text:p>
          </draw:text-box>
        </draw:frame>
        <draw:frame draw:style-name="gr11" draw:text-style-name="P4" draw:layer="layout" svg:width="3.175cm" svg:height="1.029cm" svg:x="9.255cm" svg:y="13.065cm">
          <draw:text-box>
            <text:p text:style-name="P3"><text:span text:style-name="T2">Hauptparameter</text:span></text:p>
            <text:p text:style-name="P3"><text:span text:style-name="T2"/></text:p>
          </draw:text-box>
        </draw:frame>
        <draw:polyline draw:style-name="gr6" draw:text-style-name="P3" draw:layer="layout" svg:width="2.007cm" svg:height="1.204cm" draw:transform="rotate (-0.321664181143681) translate (14.075401286735cm 12.493631641373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29cm" svg:x="13.7cm" svg:y="13.7cm">
          <draw:text-box>
            <text:p text:style-name="P3"><text:span text:style-name="T2">Produkte-definitionen</text:span></text:p>
          </draw:text-box>
        </draw:frame>
        <draw:polyline draw:style-name="gr12" draw:text-style-name="P3" xml:id="id14" draw:id="id14" draw:layer="layout" svg:width="2.007cm" svg:height="1.204cm" draw:transform="rotate (-0.321664181143681) translate (10.080401286735cm 11.858631641373cm)" svg:viewBox="0 0 2008 1205" draw:points="0,602 201,1205 1153,887 2008,602 1807,0">
          <text:p/>
        </draw:polyline>
        <draw:polyline draw:style-name="gr13" draw:text-style-name="P3" draw:layer="layout" svg:width="2.007cm" svg:height="1.204cm" draw:transform="rotate (-0.321664181143681) translate (5.39040128673515cm 18.198631641373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cm" svg:x="5.445cm" svg:y="19.405cm">
          <draw:text-box>
            <text:p text:style-name="P3"><text:span text:style-name="T2">Zeit</text:span></text:p>
          </draw:text-box>
        </draw:frame>
        <draw:polyline draw:style-name="gr6" draw:text-style-name="P3" xml:id="id12" draw:id="id12" draw:layer="layout" svg:width="2.007cm" svg:height="1.204cm" draw:transform="rotate (-0.321664181143681) translate (5.39140128673514cm 18.199631641373cm)" svg:viewBox="0 0 2008 1205" draw:points="0,602 201,1205 1153,887 2008,602 1807,0">
          <text:p/>
        </draw:polyline>
        <draw:connector draw:style-name="gr9" draw:text-style-name="P3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4" draw:text-style-name="P3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9" draw:text-style-name="P3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9" draw:text-style-name="P3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4" draw:text-style-name="P3" draw:layer="layout" svg:x1="11.795cm" svg:y1="19.415cm" svg:x2="11.795cm" svg:y2="20.05cm">
          <text:p/>
        </draw:line>
        <draw:polyline draw:style-name="gr14" draw:text-style-name="P3" xml:id="id10" draw:id="id10" draw:layer="layout" svg:width="1.269cm" svg:height="0cm" svg:x="13.7cm" svg:y="17.51cm" svg:viewBox="0 0 1270 0" draw:points="1270,0 635,0 0,0">
          <text:p/>
        </draw:polyline>
        <draw:custom-shape draw:style-name="gr3" draw:text-style-name="P4" xml:id="id11" draw:id="id11" draw:layer="layout" svg:width="0.635cm" svg:height="0.635cm" svg:x="14.001cm" svg:y="15.60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9" draw:text-style-name="P3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9" draw:text-style-name="P3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15" draw:text-style-name="P3" draw:layer="layout" draw:type="curve" draw:line-skew="-1.583cm" svg:x1="10.842cm" svg:y1="13.065cm" svg:x2="13.081cm" svg:y2="11.33cm" draw:start-shape="id14" draw:start-glue-point="2" draw:end-shape="id13" draw:end-glue-point="7" svg:d="m10842 13065c0-1546 2239-679 2239-1735">
          <text:p/>
        </draw:connector>
        <draw:connector draw:style-name="gr9" draw:text-style-name="P3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4" draw:text-style-name="P3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9" draw:text-style-name="P3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9" draw:text-style-name="P3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9" draw:text-style-name="P3" draw:layer="layout" draw:type="curve" svg:x1="12.202cm" svg:y1="6.705cm" svg:x2="11.795cm" svg:y2="4.175cm" draw:start-shape="id18" draw:start-glue-point="0" draw:end-shape="id19" draw:end-glue-point="8" svg:d="m12202 6705c0-1896-407-631-407-2530">
          <text:p/>
        </draw:connector>
        <draw:connector draw:style-name="gr9" draw:text-style-name="P3" draw:layer="layout" draw:type="curve" svg:x1="12.202cm" svg:y1="6.705cm" svg:x2="7.668cm" svg:y2="8.62cm" draw:start-shape="id18" draw:start-glue-point="0" draw:end-shape="id1" draw:end-glue-point="4" svg:d="m12202 6705c0-750-4534-1707-4534 1915">
          <text:p/>
        </draw:connector>
        <draw:polyline draw:name="blah" draw:style-name="gr4" draw:text-style-name="P3" xml:id="id21" draw:id="id21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6" draw:text-style-name="P3" draw:layer="layout" draw:type="curve" svg:x1="20.05cm" svg:y1="2.405cm" svg:x2="17.51cm" svg:y2="2.405cm" draw:start-shape="id20" draw:end-shape="id21" draw:end-glue-point="1" svg:d="m20050 2405h-2540">
          <text:p/>
        </draw:connector>
        <draw:connector draw:style-name="gr16" draw:text-style-name="P3" draw:layer="layout" draw:type="curve" draw:line-skew="0.309cm" svg:x1="17.51cm" svg:y1="2.405cm" svg:x2="11.795cm" svg:y2="1.635cm" draw:start-shape="id21" draw:start-glue-point="1" draw:end-shape="id19" draw:end-glue-point="4" svg:d="m17510 2405c0-1443-5715-1058-5715-770">
          <text:p/>
        </draw:connector>
        <draw:polyline draw:style-name="gr4" draw:text-style-name="P3" draw:layer="layout" svg:width="1.269cm" svg:height="0cm" svg:x="13.7cm" svg:y="17.51cm" svg:viewBox="0 0 1270 0" draw:points="1270,0 635,0 0,0">
          <text:p/>
        </draw:polyline>
        <draw:custom-shape draw:style-name="gr3" draw:text-style-name="P4" xml:id="id43" draw:id="id43" draw:layer="layout" svg:width="0.635cm" svg:height="0.635cm" svg:x="13.065cm" svg:y="13.06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xml:id="id22" draw:id="id22" draw:layer="layout" svg:width="3.175cm" svg:height="1.27cm" svg:x="24.19cm" svg:y="4.11cm">
          <draw:text-box>
            <text:p text:style-name="P5"><text:span text:style-name="T1">Niveau-Kontrolle</text:span></text:p>
          </draw:text-box>
        </draw:frame>
        <draw:polyline draw:style-name="gr4" draw:text-style-name="P3" xml:id="id23" draw:id="id23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9" draw:text-style-name="P3" draw:layer="layout" draw:type="curve" svg:x1="24.19cm" svg:y1="4.745cm" svg:x2="22.285cm" svg:y2="4.745cm" draw:start-shape="id22" draw:start-glue-point="3" draw:end-shape="id23" draw:end-glue-point="1" svg:d="m24190 4745h-1905">
          <text:p/>
        </draw:connector>
        <draw:connector draw:style-name="gr9" draw:text-style-name="P3" draw:layer="layout" draw:type="curve" svg:x1="22.285cm" svg:y1="4.745cm" svg:x2="15.499cm" svg:y2="8.767cm" draw:start-shape="id23" draw:start-glue-point="1" draw:end-shape="id13" draw:end-glue-point="13" svg:d="m22285 4745c0 3391-6786 1381-6786 4022">
          <text:p/>
        </draw:connector>
        <draw:frame draw:style-name="gr18" draw:text-style-name="P7" xml:id="id28" draw:id="id28" draw:layer="layout" svg:width="3.175cm" svg:height="0.64cm" svg:x="25.525cm" svg:y="7.343cm">
          <draw:text-box>
            <text:p text:style-name="P5"><text:span text:style-name="T1">Wasserpumpe</text:span></text:p>
          </draw:text-box>
        </draw:frame>
        <draw:polyline draw:style-name="gr4" draw:text-style-name="P3" xml:id="id37" draw:id="id37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4" draw:text-style-name="P3" xml:id="id24" draw:id="id24" draw:layer="layout" svg:width="1.269cm" svg:height="-0.001cm" draw:transform="rotate (-1.57079632679579) translate (18.78cm 7.35cm)" svg:viewBox="0 0 1270 0" draw:points="0,0 635,0 1270,0">
          <text:p/>
        </draw:polyline>
        <draw:polyline draw:style-name="gr4" draw:text-style-name="P3" xml:id="id26" draw:id="id26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4" draw:text-style-name="P3" xml:id="id30" draw:id="id30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4" draw:text-style-name="P3" xml:id="id31" draw:id="id31" draw:layer="layout" svg:width="1.269cm" svg:height="-0.001cm" draw:transform="rotate (-1.57079632679579) translate (23.86cm 9.89cm)" svg:viewBox="0 0 1270 0" draw:points="0,0 635,0 1270,0">
          <text:p/>
        </draw:polyline>
        <draw:polyline draw:style-name="gr4" draw:text-style-name="P3" xml:id="id34" draw:id="id34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4" draw:text-style-name="P3" xml:id="id27" draw:id="id27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3" draw:text-style-name="P4" xml:id="id25" draw:id="id25" draw:layer="layout" svg:width="2.54cm" svg:height="1.27cm" svg:x="20.685cm" svg:y="8.62cm">
          <text:p text:style-name="P3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224cm" svg:y1="9.085cm" svg:x2="18.78cm" svg:y2="7.985cm" draw:start-shape="id13" draw:start-glue-point="11" draw:end-shape="id24" draw:end-glue-point="1" svg:d="m16224 9085c0-734 852-1100 2556-1100">
          <text:p/>
        </draw:connector>
        <draw:connector draw:style-name="gr9" draw:text-style-name="P3" draw:layer="layout" draw:type="curve" svg:x1="18.78cm" svg:y1="7.985cm" svg:x2="21.057cm" svg:y2="8.806cm" draw:start-shape="id24" draw:start-glue-point="1" draw:end-shape="id25" draw:end-glue-point="5" svg:d="m18780 7985c1518 0 2277 273 2277 821">
          <text:p/>
        </draw:connector>
        <draw:connector draw:style-name="gr9" draw:text-style-name="P3" draw:layer="layout" draw:type="curve" draw:line-skew="-1.134cm" svg:x1="21.057cm" svg:y1="9.704cm" svg:x2="18.78cm" svg:y2="9.89cm" draw:start-shape="id25" draw:start-glue-point="7" draw:end-shape="id26" draw:end-glue-point="1" svg:d="m21057 9704c0 301-2277 208-2277 186">
          <text:p/>
        </draw:connector>
        <draw:connector draw:style-name="gr9" draw:text-style-name="P3" draw:layer="layout" draw:type="curve" draw:line-skew="1.187cm" svg:x1="18.78cm" svg:y1="9.89cm" svg:x2="16.224cm" svg:y2="9.085cm" draw:start-shape="id26" draw:start-glue-point="1" draw:end-shape="id13" draw:end-glue-point="11" svg:d="m18780 9890c0-877-2556-475-2556-805">
          <text:p/>
        </draw:connector>
        <draw:frame draw:style-name="gr19" draw:text-style-name="P7" xml:id="id29" draw:id="id29" draw:layer="layout" svg:width="3.175cm" svg:height="1.029cm" svg:x="25.525cm" svg:y="8.428cm">
          <draw:text-box>
            <text:p text:style-name="P5"><text:span text:style-name="T1">Durchfluss-messer</text:span></text:p>
          </draw:text-box>
        </draw:frame>
        <draw:frame draw:style-name="gr20" draw:text-style-name="P7" xml:id="id32" draw:id="id32" draw:layer="layout" svg:width="3.175cm" svg:height="1.029cm" svg:x="25.525cm" svg:y="9.895cm">
          <draw:text-box>
            <text:p text:style-name="P5"><text:span text:style-name="T1">Durchlauf-erhitzer</text:span></text:p>
          </draw:text-box>
        </draw:frame>
        <draw:frame draw:style-name="gr21" draw:text-style-name="P7" xml:id="id33" draw:id="id33" draw:layer="layout" svg:width="3.175cm" svg:height="1.029cm" svg:x="25.525cm" svg:y="11.396cm">
          <draw:text-box>
            <text:p text:style-name="P5"><text:span text:style-name="T1">Temperatur-Sensor</text:span></text:p>
          </draw:text-box>
        </draw:frame>
        <draw:connector draw:style-name="gr9" draw:text-style-name="P3" draw:layer="layout" draw:type="curve" svg:x1="23.86cm" svg:y1="7.985cm" svg:x2="25.525cm" svg:y2="7.662cm" draw:start-shape="id27" draw:start-glue-point="1" draw:end-shape="id28" draw:end-glue-point="3" svg:d="m23860 7985c1381 0 549-323 1665-323">
          <text:p/>
        </draw:connector>
        <draw:connector draw:style-name="gr9" draw:text-style-name="P3" draw:layer="layout" draw:type="curve" svg:x1="22.853cm" svg:y1="8.806cm" svg:x2="23.86cm" svg:y2="7.985cm" draw:start-shape="id25" draw:start-glue-point="11" draw:end-shape="id27" draw:end-glue-point="1" svg:d="m22853 8806c0-548 335-821 1007-821">
          <text:p/>
        </draw:connector>
        <draw:connector draw:style-name="gr9" draw:text-style-name="P3" draw:layer="layout" draw:type="curve" draw:line-skew="1.233cm" svg:x1="25.525cm" svg:y1="8.942cm" svg:x2="24.495cm" svg:y2="9.255cm" draw:start-shape="id29" draw:start-glue-point="3" draw:end-shape="id30" draw:end-glue-point="1" svg:d="m25525 8942c-709 0-195 313-1030 313">
          <text:p/>
        </draw:connector>
        <draw:connector draw:style-name="gr9" draw:text-style-name="P3" draw:layer="layout" draw:type="curve" svg:x1="24.495cm" svg:y1="9.255cm" svg:x2="23.225cm" svg:y2="9.255cm" draw:start-shape="id30" draw:start-glue-point="1" draw:end-shape="id25" svg:d="m24495 9255h-1270">
          <text:p/>
        </draw:connector>
        <draw:connector draw:style-name="gr9" draw:text-style-name="P3" draw:layer="layout" draw:type="curve" svg:x1="22.853cm" svg:y1="9.704cm" svg:x2="23.86cm" svg:y2="10.525cm" draw:start-shape="id25" draw:start-glue-point="9" draw:end-shape="id31" draw:end-glue-point="1" svg:d="m22853 9704c0 548 335 821 1007 821">
          <text:p/>
        </draw:connector>
        <draw:connector draw:style-name="gr9" draw:text-style-name="P3" draw:layer="layout" draw:type="curve" svg:x1="23.86cm" svg:y1="10.525cm" svg:x2="25.525cm" svg:y2="10.409cm" draw:start-shape="id31" draw:start-glue-point="1" draw:end-shape="id32" draw:end-glue-point="3" svg:d="m23860 10525c1381 0 549-116 1665-116">
          <text:p/>
        </draw:connector>
        <draw:connector draw:style-name="gr9" draw:text-style-name="P3" draw:layer="layout" draw:type="curve" draw:line-skew="1.233cm" svg:x1="25.525cm" svg:y1="11.91cm" svg:x2="24.495cm" svg:y2="11.795cm" draw:start-shape="id33" draw:start-glue-point="3" draw:end-shape="id34" draw:end-glue-point="1" svg:d="m25525 11910c-709 0-195-115-1030-115">
          <text:p/>
        </draw:connector>
        <draw:connector draw:style-name="gr9" draw:text-style-name="P3" draw:layer="layout" draw:type="curve" draw:line-skew="0.803cm" svg:x1="24.495cm" svg:y1="11.795cm" svg:x2="21.955cm" svg:y2="9.89cm" draw:start-shape="id34" draw:start-glue-point="1" draw:end-shape="id25" draw:end-glue-point="8" svg:d="m24495 11795c0-709-2540 243-2540-1905">
          <text:p/>
        </draw:connector>
        <draw:frame draw:style-name="gr22" draw:text-style-name="P8" draw:layer="layout" svg:width="1.145cm" svg:height="0.64cm" svg:x="12.52cm" svg:y="17.162cm">
          <draw:text-box>
            <text:p><text:span text:style-name="T2">C14</text:span></text:p>
          </draw:text-box>
        </draw:frame>
        <draw:frame draw:style-name="gr22" draw:text-style-name="P8" draw:layer="layout" svg:width="0.93cm" svg:height="0.64cm" svg:x="11.311cm" svg:y="6.083cm">
          <draw:text-box>
            <text:p><text:span text:style-name="T2">P1</text:span></text:p>
          </draw:text-box>
        </draw:frame>
        <draw:frame draw:style-name="gr22" draw:text-style-name="P10" draw:layer="layout" svg:width="1.145cm" svg:height="0.645cm" svg:x="19.575cm" svg:y="14.971cm">
          <draw:text-box>
            <text:p text:style-name="P9"><text:span text:style-name="T3">C15</text:span></text:p>
          </draw:text-box>
        </draw:frame>
        <draw:frame draw:style-name="gr22" draw:text-style-name="P8" draw:layer="layout" svg:width="1.145cm" svg:height="0.64cm" svg:x="18.905cm" svg:y="10.518cm">
          <draw:text-box>
            <text:p><text:span text:style-name="T2">C16</text:span></text:p>
          </draw:text-box>
        </draw:frame>
        <draw:frame draw:style-name="gr22" draw:text-style-name="P8" draw:layer="layout" svg:width="1.145cm" svg:height="0.64cm" svg:x="11.19cm" svg:y="18.101cm">
          <draw:text-box>
            <text:p><text:span text:style-name="T2">C13</text:span></text:p>
          </draw:text-box>
        </draw:frame>
        <draw:frame draw:style-name="gr22" draw:text-style-name="P8" draw:layer="layout" svg:width="1.145cm" svg:height="0.64cm" svg:x="3.659cm" svg:y="11.798cm">
          <draw:text-box>
            <text:p><text:span text:style-name="T2">C12</text:span></text:p>
          </draw:text-box>
        </draw:frame>
        <draw:frame draw:style-name="gr22" draw:text-style-name="P8" draw:layer="layout" svg:width="1.12cm" svg:height="0.64cm" svg:x="3.611cm" svg:y="9.258cm">
          <draw:text-box>
            <text:p><text:span text:style-name="T2">C11</text:span></text:p>
          </draw:text-box>
        </draw:frame>
        <draw:frame draw:style-name="gr22" draw:text-style-name="P8" draw:layer="layout" svg:width="1.145cm" svg:height="0.64cm" svg:x="11.285cm" svg:y="7.988cm">
          <draw:text-box>
            <text:p><text:span text:style-name="T2">C10</text:span></text:p>
          </draw:text-box>
        </draw:frame>
        <draw:frame draw:style-name="gr22" draw:text-style-name="P8" draw:layer="layout" svg:width="0.951cm" svg:height="0.64cm" svg:x="23.36cm" svg:y="6.718cm">
          <draw:text-box>
            <text:p><text:span text:style-name="T2">C4</text:span></text:p>
          </draw:text-box>
        </draw:frame>
        <draw:frame draw:style-name="gr22" draw:text-style-name="P8" draw:layer="layout" svg:width="0.951cm" svg:height="0.64cm" svg:x="18.272cm" svg:y="8.623cm">
          <draw:text-box>
            <text:p><text:span text:style-name="T2">C5</text:span></text:p>
          </draw:text-box>
        </draw:frame>
        <draw:frame draw:style-name="gr22" draw:text-style-name="P8" draw:layer="layout" svg:width="0.951cm" svg:height="0.64cm" svg:x="23.225cm" svg:y="9.258cm">
          <draw:text-box>
            <text:p><text:span text:style-name="T2">C2</text:span></text:p>
          </draw:text-box>
        </draw:frame>
        <draw:frame draw:style-name="gr22" draw:text-style-name="P8" draw:layer="layout" svg:width="0.951cm" svg:height="0.64cm" svg:x="24.055cm" svg:y="10.528cm">
          <draw:text-box>
            <text:p><text:span text:style-name="T2">C1</text:span></text:p>
          </draw:text-box>
        </draw:frame>
        <draw:frame draw:style-name="gr22" draw:text-style-name="P8" draw:layer="layout" svg:width="0.951cm" svg:height="0.64cm" svg:x="18.23cm" svg:y="6.718cm">
          <draw:text-box>
            <text:p><text:span text:style-name="T2">C6</text:span></text:p>
          </draw:text-box>
        </draw:frame>
        <draw:frame draw:style-name="gr22" draw:text-style-name="P8" draw:layer="layout" svg:width="0.951cm" svg:height="0.64cm" svg:x="24.022cm" svg:y="8.039cm">
          <draw:text-box>
            <text:p><text:span text:style-name="T2">C3</text:span></text:p>
          </draw:text-box>
        </draw:frame>
        <draw:frame draw:style-name="gr22" draw:text-style-name="P8" draw:layer="layout" svg:width="0.951cm" svg:height="0.64cm" svg:x="21.65cm" svg:y="3.478cm">
          <draw:text-box>
            <text:p><text:span text:style-name="T2">C7</text:span></text:p>
          </draw:text-box>
        </draw:frame>
        <draw:frame draw:style-name="gr22" draw:text-style-name="P8" draw:layer="layout" svg:width="0.951cm" svg:height="0.64cm" svg:x="16.992cm" svg:y="1.138cm">
          <draw:text-box>
            <text:p><text:span text:style-name="T2">C8</text:span></text:p>
          </draw:text-box>
        </draw:frame>
        <draw:frame draw:style-name="gr22" draw:text-style-name="P8" draw:layer="layout" svg:width="0.93cm" svg:height="0.64cm" svg:x="14.335cm" svg:y="4.813cm">
          <draw:text-box>
            <text:p><text:span text:style-name="T2">P2</text:span></text:p>
          </draw:text-box>
        </draw:frame>
        <draw:frame draw:style-name="gr22" draw:text-style-name="P8" draw:layer="layout" svg:width="0.93cm" svg:height="0.64cm" svg:x="9.89cm" svg:y="12.423cm">
          <draw:text-box>
            <text:p><text:span text:style-name="T2">P3</text:span></text:p>
          </draw:text-box>
        </draw:frame>
        <draw:frame draw:style-name="gr22" draw:text-style-name="P8" draw:layer="layout" svg:width="0.93cm" svg:height="0.64cm" svg:x="13.885cm" svg:y="13.068cm">
          <draw:text-box>
            <text:p><text:span text:style-name="T2">P4</text:span></text:p>
          </draw:text-box>
        </draw:frame>
        <draw:frame draw:style-name="gr22" draw:text-style-name="P8" draw:layer="layout" svg:width="0.93cm" svg:height="0.64cm" svg:x="5.15cm" svg:y="18.773cm">
          <draw:text-box>
            <text:p><text:span text:style-name="T2">P5</text:span></text:p>
          </draw:text-box>
        </draw:frame>
        <draw:frame draw:style-name="gr23" draw:text-style-name="P11" draw:layer="layout" svg:width="8.77cm" svg:height="0.983cm" svg:x="1cm" svg:y="1cm">
          <draw:text-box>
            <text:p><text:span text:style-name="T4">MASCOT-Diagramm “CMC”</text:span></text:p>
          </draw:text-box>
        </draw:frame>
        <draw:connector draw:style-name="gr24" draw:text-style-name="P3" draw:layer="layout" draw:type="curve" svg:x1="10.684cm" svg:y1="10.261cm" svg:x2="12.43cm" svg:y2="10.207cm" draw:start-shape="id35" draw:start-glue-point="1" draw:end-shape="id13" svg:d="m10684 10261c1440 0 567-54 1746-54">
          <text:p/>
        </draw:connector>
        <draw:connector draw:style-name="gr9" draw:text-style-name="P3" draw:layer="layout" draw:type="curve" svg:x1="13.081cm" svg:y1="9.085cm" svg:x2="12.202cm" svg:y2="6.705cm" draw:start-shape="id13" draw:start-glue-point="5" draw:end-shape="id18" draw:end-glue-point="0" svg:d="m13081 9085c0-1654 1209-1103 1209-1991s-2088-1139-2088-389">
          <text:p/>
        </draw:connector>
        <draw:polyline draw:name="blah" draw:style-name="gr4" draw:text-style-name="P3" xml:id="id35" draw:id="id35" draw:layer="layout" svg:width="1.269cm" svg:height="-0.001cm" draw:transform="rotate (-1.57079632679579) translate (10.684cm 9.62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line" svg:x1="10.684cm" svg:y1="10.261cm" svg:x2="9.89cm" svg:y2="10.207cm" draw:start-shape="id35" draw:start-glue-point="1" draw:end-shape="id1" svg:d="m10684 10261-794-54">
          <text:p/>
        </draw:connector>
        <draw:polyline draw:name="blah" draw:style-name="gr4" draw:text-style-name="P3" xml:id="id36" draw:id="id36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curve" draw:line-skew="-1.204cm" svg:x1="9.239cm" svg:y1="11.33cm" svg:x2="10.525cm" svg:y2="11.795cm" draw:start-shape="id1" draw:start-glue-point="9" draw:end-shape="id36" draw:end-glue-point="1" svg:d="m9239 11330c0 615 1286 383 1286 465">
          <text:p/>
        </draw:connector>
        <draw:connector draw:style-name="gr9" draw:text-style-name="P3" draw:layer="layout" draw:type="curve" draw:line-skew="0.186cm" svg:x1="10.525cm" svg:y1="11.795cm" svg:x2="12.43cm" svg:y2="10.207cm" draw:start-shape="id36" draw:start-glue-point="1" draw:end-shape="id13" svg:d="m10525 11795c1839 0 887-1588 1905-1588">
          <text:p/>
        </draw:connector>
        <draw:custom-shape draw:style-name="gr2" draw:text-style-name="P4" xml:id="id38" draw:id="id38" draw:layer="layout" svg:width="3.81cm" svg:height="2.54cm" svg:x="22.59cm" svg:y="13.065cm">
          <text:p text:style-name="P3"><text:span text:style-name="T2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875cm" svg:y1="10.208cm" svg:x2="19.415cm" svg:y2="11.795cm" draw:start-shape="id13" draw:start-glue-point="10" draw:end-shape="id37" draw:end-glue-point="1" svg:d="m16875 10208c1774 0 505 1587 2540 1587">
          <text:p/>
        </draw:connector>
        <draw:connector draw:style-name="gr9" draw:text-style-name="P3" draw:layer="layout" draw:type="curve" svg:x1="19.415cm" svg:y1="11.795cm" svg:x2="23.148cm" svg:y2="13.437cm" draw:start-shape="id37" draw:start-glue-point="1" draw:end-shape="id38" draw:end-glue-point="5" svg:d="m19415 11795c2489 0 3733 547 3733 1642">
          <text:p/>
        </draw:connector>
        <draw:polyline draw:style-name="gr4" draw:text-style-name="P3" xml:id="id39" draw:id="id39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9" draw:text-style-name="P3" draw:layer="layout" draw:type="curve" svg:x1="22.59cm" svg:y1="14.335cm" svg:x2="18.78cm" svg:y2="13.065cm" draw:start-shape="id38" draw:start-glue-point="6" draw:end-shape="id39" draw:end-glue-point="1" svg:d="m22590 14335c-2725 0-821-1270-3810-1270">
          <text:p/>
        </draw:connector>
        <draw:connector draw:style-name="gr9" draw:text-style-name="P3" draw:layer="layout" draw:type="curve" svg:x1="18.78cm" svg:y1="13.065cm" svg:x2="16.875cm" svg:y2="10.207cm" draw:start-shape="id39" draw:start-glue-point="1" draw:end-shape="id13" svg:d="m18780 13065c-1560 0-608-2858-1905-2858">
          <text:p/>
        </draw:connector>
        <draw:frame draw:style-name="gr22" draw:text-style-name="P8" draw:layer="layout" svg:width="1.145cm" svg:height="0.64cm" svg:x="18.145cm" svg:y="11.798cm">
          <draw:text-box>
            <text:p><text:span text:style-name="T2">C17</text:span></text:p>
          </draw:text-box>
        </draw:frame>
        <draw:custom-shape draw:style-name="gr2" draw:text-style-name="P4" xml:id="id41" draw:id="id41" draw:layer="layout" svg:width="3.81cm" svg:height="2.54cm" svg:x="23.225cm" svg:y="16.875cm">
          <text:p text:style-name="P3"><text:span text:style-name="T2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145cm" svg:height="0.64cm" svg:x="17.545cm" svg:y="14.963cm">
          <draw:text-box>
            <text:p><text:span text:style-name="T2">C18</text:span></text:p>
          </draw:text-box>
        </draw:frame>
        <draw:connector draw:style-name="gr9" draw:text-style-name="P3" draw:layer="layout" draw:type="curve" draw:line-skew="0.166cm" svg:x1="16.224cm" svg:y1="11.33cm" svg:x2="19.45cm" svg:y2="15.605cm" draw:start-shape="id13" draw:start-glue-point="9" draw:end-shape="id40" draw:end-glue-point="0" svg:d="m16224 11330c0 3673 3226 1536 3226 4275">
          <text:p/>
        </draw:connector>
        <draw:connector draw:style-name="gr9" draw:text-style-name="P3" draw:layer="layout" draw:type="curve" draw:line-skew="-1.848cm" svg:x1="19.45cm" svg:y1="15.605cm" svg:x2="23.225cm" svg:y2="18.145cm" draw:start-shape="id40" draw:start-glue-point="0" draw:end-shape="id41" draw:end-glue-point="6" svg:d="m19450 15605c546 0-1341 2540 3775 2540">
          <text:p/>
        </draw:connector>
        <draw:connector draw:style-name="gr9" draw:text-style-name="P3" draw:layer="layout" draw:type="curve" draw:line-skew="0.805cm" svg:x1="17.545cm" svg:y1="15.605cm" svg:x2="16.224cm" svg:y2="11.33cm" draw:start-shape="id42" draw:start-glue-point="0" draw:end-shape="id13" draw:end-glue-point="9" svg:d="m17545 15605c0-1780-1321 357-1321-4275">
          <text:p/>
        </draw:connector>
        <draw:connector draw:style-name="gr9" draw:text-style-name="P3" draw:layer="layout" draw:type="curve" svg:x1="23.783cm" svg:y1="19.043cm" svg:x2="17.545cm" svg:y2="15.605cm" draw:start-shape="id41" draw:start-glue-point="7" draw:end-shape="id42" draw:end-glue-point="0" svg:d="m23783 19043c0 1311-6238 3030-6238-3438">
          <text:p/>
        </draw:connector>
        <draw:connector draw:style-name="gr9" draw:text-style-name="P3" draw:layer="layout" draw:type="curve" svg:x1="13.383cm" svg:y1="13.065cm" svg:x2="13.763cm" svg:y2="11.625cm" draw:start-shape="id43" draw:start-glue-point="4" draw:end-shape="id13" draw:end-glue-point="12" svg:d="m13383 13065c0-952 380-233 380-1440">
          <text:p/>
        </draw:connector>
        <draw:polyline draw:style-name="gr4" draw:text-style-name="P3" xml:id="id40" draw:id="id40" draw:layer="layout" svg:width="1.269cm" svg:height="0cm" svg:x="18.815cm" svg:y="15.605cm" svg:viewBox="0 0 1270 0" draw:points="1270,0 635,0 0,0">
          <text:p/>
        </draw:polyline>
        <draw:polyline draw:style-name="gr4" draw:text-style-name="P3" xml:id="id42" draw:id="id42" draw:layer="layout" svg:width="1.269cm" svg:height="0cm" svg:x="16.91cm" svg:y="15.605cm" svg:viewBox="0 0 1270 0" draw:points="1270,0 635,0 0,0">
          <text:p/>
        </draw:polyline>
        <draw:connector draw:style-name="gr9" draw:text-style-name="P3" draw:layer="layout" draw:type="curve" svg:x1="15.605cm" svg:y1="5.435cm" svg:x2="13.142cm" svg:y2="3.803cm" draw:start-shape="id44" draw:end-shape="id19" draw:end-glue-point="9" svg:d="m15605 5435c0-943-2463-128-2463-1632">
          <text:p/>
        </draw:connector>
        <draw:connector draw:style-name="gr9" draw:text-style-name="P3" draw:layer="layout" draw:type="curve" svg:x1="13.7cm" svg:y1="2.905cm" svg:x2="15.605cm" svg:y2="5.435cm" draw:start-shape="id19" draw:start-glue-point="10" draw:end-shape="id44" draw:end-glue-point="0" svg:d="m13700 2905c1270 0 1905 843 1905 2530">
          <text:p/>
        </draw:connector>
        <draw:connector draw:style-name="gr9" draw:text-style-name="P3" draw:layer="layout" draw:type="curve" draw:line-skew="0cm 0.5cm -0.635cm" svg:x1="15.605cm" svg:y1="5.435cm" svg:x2="14.653cm" svg:y2="8.62cm" draw:start-shape="id44" draw:start-glue-point="0" draw:end-shape="id13" draw:end-glue-point="4" svg:d="m15605 5435c0-750-1905-500-1905 388s953-65 953 2797">
          <text:p/>
        </draw:connector>
        <draw:frame draw:style-name="gr22" draw:text-style-name="P8" draw:layer="layout" svg:width="0.951cm" svg:height="0.64cm" svg:x="9.795cm" svg:y="9.047cm">
          <draw:text-box>
            <text:p><text:span text:style-name="T2">C9</text:span></text:p>
          </draw:text-box>
        </draw:frame>
        <draw:frame draw:style-name="gr22" draw:text-style-name="P8" draw:layer="layout" svg:width="1.145cm" svg:height="0.64cm" svg:x="9.477cm" svg:y="11.153cm">
          <draw:text-box>
            <text:p><text:span text:style-name="T2">C19</text:span></text:p>
          </draw:text-box>
        </draw:frame>
        <draw:frame draw:style-name="gr25" draw:text-style-name="P7" xml:id="id45" draw:id="id45" draw:layer="layout" svg:width="3.175cm" svg:height="0.64cm" svg:x="25.527cm" svg:y="6.243cm">
          <draw:text-box>
            <text:p text:style-name="P5"><text:span text:style-name="T1">Wassersensor</text:span></text:p>
          </draw:text-box>
        </draw:frame>
        <draw:polyline draw:style-name="gr4" draw:text-style-name="P3" xml:id="id46" draw:id="id46" draw:layer="layout" svg:width="1.269cm" svg:height="-0.001cm" draw:transform="rotate (-1.57079632679579) translate (24.462cm 6.05cm)" svg:viewBox="0 0 1270 0" draw:points="0,0 635,0 1270,0">
          <text:p/>
        </draw:polyline>
        <draw:connector draw:style-name="gr9" draw:text-style-name="P3" draw:layer="layout" draw:type="curve" draw:line-skew="1.314cm" svg:x1="25.527cm" svg:y1="6.563cm" svg:x2="24.462cm" svg:y2="6.685cm" draw:start-shape="id45" draw:start-glue-point="3" draw:end-shape="id46" draw:end-glue-point="1" svg:d="m25527 6563c-642 0-110 122-1065 122">
          <text:p/>
        </draw:connector>
        <draw:connector draw:style-name="gr9" draw:text-style-name="P3" draw:layer="layout" draw:type="curve" draw:line-skew="-1.029cm" svg:x1="24.462cm" svg:y1="6.685cm" svg:x2="21.955cm" svg:y2="8.62cm" draw:start-shape="id46" draw:start-glue-point="1" draw:end-shape="id25" draw:end-glue-point="4" svg:d="m24462 6685c0 394-2507-573-2507 1935">
          <text:p/>
        </draw:connector>
        <draw:frame draw:style-name="gr22" draw:text-style-name="P8" draw:layer="layout" svg:width="1.145cm" svg:height="0.64cm" svg:x="23.926cm" svg:y="5.439cm">
          <draw:text-box>
            <text:p><text:span text:style-name="T2">C19</text:span></text:p>
          </draw:text-box>
        </draw:frame>
        <draw:frame draw:style-name="gr22" draw:text-style-name="P10" draw:layer="layout" svg:width="1.145cm" svg:height="0.645cm" svg:x="21.276cm" svg:y="14.972cm">
          <draw:text-box>
            <text:p text:style-name="P9"><text:span text:style-name="T3">C28</text:span></text:p>
          </draw:text-box>
        </draw:frame>
        <draw:polyline draw:style-name="gr4" draw:text-style-name="P3" xml:id="id47" draw:id="id47" draw:layer="layout" svg:width="1.269cm" svg:height="0cm" svg:x="20.516cm" svg:y="15.606cm" svg:viewBox="0 0 1270 0" draw:points="1270,0 635,0 0,0">
          <text:p/>
        </draw:polyline>
        <draw:connector draw:style-name="gr9" draw:text-style-name="P3" draw:layer="layout" draw:type="curve" svg:x1="21.151cm" svg:y1="15.606cm" svg:x2="23.783cm" svg:y2="17.247cm" draw:start-shape="id47" draw:start-glue-point="0" draw:end-shape="id41" draw:end-glue-point="5" svg:d="m21151 15606c0 1083 2632 263 2632 1641">
          <text:p/>
        </draw:connector>
        <draw:connector draw:style-name="gr9" draw:text-style-name="P3" draw:layer="layout" draw:type="curve" svg:x1="16.224cm" svg:y1="11.33cm" svg:x2="21.151cm" svg:y2="15.606cm" draw:start-shape="id13" draw:start-glue-point="9" draw:end-shape="id47" draw:end-glue-point="0" svg:d="m16224 11330c0 3424 4927 1287 4927 4276">
          <text:p/>
        </draw:connector>
        <draw:frame draw:style-name="gr22" draw:text-style-name="P8" draw:layer="layout" svg:width="1.81cm" svg:height="0.64cm" svg:x="12.19cm" svg:y="17.51cm">
          <draw:text-box>
            <text:p><text:span text:style-name="T2">Interrupt</text:span></text:p>
          </draw:text-box>
        </draw:frame>
        <draw:frame draw:style-name="gr22" draw:text-style-name="P8" draw:layer="layout" svg:width="1.81cm" svg:height="0.64cm" svg:x="24.498cm" svg:y="5.739cm">
          <draw:text-box>
            <text:p><text:span text:style-name="T2">Interrupt</text:span></text:p>
          </draw:text-box>
        </draw:frame>
        <draw:polyline draw:style-name="gr4" draw:text-style-name="P3" xml:id="id48" draw:id="id48" draw:layer="layout" svg:width="1.269cm" svg:height="0cm" svg:x="16.91cm" svg:y="6.205cm" svg:viewBox="0 0 1270 0" draw:points="1270,0 635,0 0,0">
          <text:p/>
        </draw:polyline>
        <draw:connector draw:style-name="gr9" draw:text-style-name="P3" draw:layer="layout" draw:type="curve" draw:line-skew="1.312cm" svg:x1="13.142cm" svg:y1="2.007cm" svg:x2="17.545cm" svg:y2="6.205cm" draw:start-shape="id19" draw:start-glue-point="11" draw:end-shape="id48" draw:end-glue-point="0" svg:d="m13142 2007c0 658 4403-1440 4403 4198">
          <text:p/>
        </draw:connector>
        <draw:connector draw:style-name="gr9" draw:text-style-name="P3" draw:layer="layout" draw:type="curve" draw:line-skew="-0.193cm" svg:x1="17.545cm" svg:y1="6.205cm" svg:x2="14.653cm" svg:y2="8.62cm" draw:start-shape="id48" draw:start-glue-point="0" draw:end-shape="id13" draw:end-glue-point="4" svg:d="m17545 6205c0 1653-2892 446-2892 2415">
          <text:p/>
        </draw:connector>
        <draw:frame draw:style-name="gr22" draw:text-style-name="P8" draw:layer="layout" svg:width="1.81cm" svg:height="0.64cm" svg:x="18.098cm" svg:y="5.839cm">
          <draw:text-box>
            <text:p><text:span text:style-name="T2">Interru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9T14:08:59.09</dc:date>
    <meta:editing-duration>PT7H1M6S</meta:editing-duration>
    <meta:editing-cycles>54</meta:editing-cycles>
    <meta:generator>LibreOffice/3.3$Win32 LibreOffice_project/330m19$Build-202</meta:generator>
    <meta:document-statistic meta:object-count="140"/>
  </office:meta>
</office:document-meta>
</file>